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03d46e" officeooo:paragraph-rsid="0003d46e" style:font-weight-asian="bold" style:font-weight-complex="bold"/>
    </style:style>
    <style:style style:name="P3" style:family="paragraph" style:parent-style-name="Preformatted_20_Text">
      <style:text-properties officeooo:paragraph-rsid="0001339e"/>
    </style:style>
    <style:style style:name="P4" style:family="paragraph" style:parent-style-name="Preformatted_20_Text">
      <style:text-properties officeooo:paragraph-rsid="00013a2f"/>
    </style:style>
    <style:style style:name="P5" style:family="paragraph" style:parent-style-name="Preformatted_20_Text">
      <style:text-properties officeooo:paragraph-rsid="0001ffba"/>
    </style:style>
    <style:style style:name="P6" style:family="paragraph" style:parent-style-name="Preformatted_20_Text">
      <style:paragraph-properties fo:keep-together="always" fo:keep-with-next="always"/>
    </style:style>
    <style:style style:name="P7" style:family="paragraph" style:parent-style-name="Preformatted_20_Text">
      <style:paragraph-properties fo:keep-together="always" fo:keep-with-next="always"/>
      <style:text-properties officeooo:paragraph-rsid="00013a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339e" style:font-weight-asian="bold" style:font-weight-complex="bold"/>
    </style:style>
    <style:style style:name="T3" style:family="text">
      <style:text-properties officeooo:rsid="0001339e"/>
    </style:style>
    <style:style style:name="T4" style:family="text">
      <style:text-properties officeooo:rsid="00013a2f"/>
    </style:style>
    <style:style style:name="T5" style:family="text">
      <style:text-properties officeooo:rsid="0001ffba"/>
    </style:style>
    <style:style style:name="T6" style:family="text">
      <style:text-properties officeooo:rsid="0003d46e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nchronization of the Archon Controllers</text:p>
      <text:p text:style-name="P2"><text:span text:style-name="T7">D.</text:span> <text:span text:style-name="T7">Rabinowitz, 2025 Nov 6</text:span></text:p>
      <text:p text:style-name="Preformatted_20_Text"/>
      <text:p text:style-name="Preformatted_20_Text">Note: Synchronization has two meanings:</text:p>
      <text:p text:style-name="Preformatted_20_Text"/>
      <text:p text:style-name="Preformatted_20_Text">(1) synchronizing the readout of the Archon Controls (hardware/firmware)</text:p>
      <text:p text:style-name="Preformatted_20_Text"/>
      <text:p text:style-name="Preformatted_20_Text">(2) synchronizing the threads of code used to read out the controllers (software).</text:p>
      <text:p text:style-name="Preformatted_20_Text"/>
      <text:p text:style-name="Preformatted_20_Text"/>
      <text:p text:style-name="Preformatted_20_Text"/>
      <text:p text:style-name="P1">Basics</text:p>
      <text:p text:style-name="Preformatted_20_Text"/>
      <text:p text:style-name="Preformatted_20_Text">1. Start with a routine to program and command a single controller (using primitives from SDSS Archon code. see sdss_controller.pdf)</text:p>
      <text:p text:style-name="Preformatted_20_Text"/>
      <text:p text:style-name="Preformatted_20_Text"><text:s text:c="3"/>ls4_control uses the "<text:span text:style-name="T1">LS4_Camera</text:span>" class.</text:p>
      <text:p text:style-name="Preformatted_20_Text"/>
      <text:p text:style-name="Preformatted_20_Text">2. Construct a high-level routine to <text:s/>spawn 4 iterations of LS4_Camera:</text:p>
      <text:p text:style-name="Preformatted_20_Text"><text:s text:c="3"/>(see ls4_control.py):</text:p>
      <text:p text:style-name="Preformatted_20_Text"/>
      <text:p text:style-name="Preformatted_20_Text"><text:s text:c="4"/># first create <text:span text:style-name="T3">a list of </text:span>4 instances of LS4_camera </text:p>
      <text:p text:style-name="Preformatted_20_Text"/>
      <text:p text:style-name="Preformatted_20_Text"><text:s text:c="4"/>for index in range(0,5):</text:p>
      <text:p text:style-name="Preformatted_20_Text"><text:s text:c="6"/>self.ls4_list[index]=\</text:p>
      <text:p text:style-name="Preformatted_20_Text"><text:s text:c="9"/>LS4_Camera(ls4_conf=conf,ls4_sync=self.ls4_sync,</text:p>
      <text:p text:style-name="Preformatted_20_Text"><text:s text:c="9"/>command_args=self.ls4_sync.command_args,</text:p>
      <text:p text:style-name="Preformatted_20_Text"><text:s text:c="9"/>param_args=self.ls4_sync.param_args, </text:p>
      <text:p text:style-name="Preformatted_20_Text"><text:s text:c="9"/>fake=self.fake_controller)</text:p>
      <text:p text:style-name="Preformatted_20_Text"/>
      <text:p text:style-name="P3"><text:s text:c="3"/>where self.ls4_sync <text:span text:style-name="T3">is an instance of the </text:span><text:span text:style-name="T2">LS4_Sync</text:span><text:span text:style-name="T3"> class (see ls4_sync.py). It </text:span>provides tools to synchron<text:span text:style-name="T3">ously execute an LS4_Camera function across multiple instances of LS4_Camera</text:span>. </text:p>
      <text:p text:style-name="Preformatted_20_Text"/>
      <text:p text:style-name="Preformatted_20_Text">3. Example: initialize the 4 controllers at the same time (synchronously)</text:p>
      <text:p text:style-name="Preformatted_20_Text"/>
      <text:p text:style-name="Preformatted_20_Text"><text:s text:c="3"/>First create an asyncio routine that initializes a single controller given an instance of LS4_Camera as an argument ("ls4"):</text:p>
      <text:p text:style-name="Preformatted_20_Text"/>
      <text:p text:style-name="Preformatted_20_Text"><text:s text:c="4"/>async def init_controller(self,ls4=None,hold_timing=False, reboot = False):</text:p>
      <text:p text:style-name="Preformatted_20_Text"><text:s text:c="6"/>""" initialize the controller associated with the instance of </text:p>
      <text:p text:style-name="Preformatted_20_Text"><text:s text:c="10"/>LS4_Camera specified by ls4.</text:p>
      <text:p text:style-name="Preformatted_20_Text"><text:s text:c="10"/>If hold_time is True, do not run the timing code. </text:p>
      <text:p text:style-name="Preformatted_20_Text"><text:s text:c="10"/>If reboot is True, reboot the controller before initializing</text:p>
      <text:p text:style-name="Preformatted_20_Text"><text:s text:c="6"/>"""</text:p>
      <text:p text:style-name="Preformatted_20_Text"><text:s text:c="6"/>if ls4 is not None:</text:p>
      <text:p text:style-name="Preformatted_20_Text"><text:s text:c="8"/>ls4.debug("initializing with reboot = %s" % reboot )</text:p>
      <text:p text:style-name="Preformatted_20_Text"><text:s text:c="8"/>await ls4.init_controller(hold_timing=hold_timing,reboot=reboot)</text:p>
      <text:p text:style-name="Preformatted_20_Text"/>
      <text:p text:style-name="Preformatted_20_Text"/>
      <text:p text:style-name="Preformatted_20_Text"/>
      <text:p text:style-name="Preformatted_20_Text"><text:s text:c="3"/><text:span text:style-name="T3">T</text:span>o simult<text:span text:style-name="T3">a</text:span>nously initialize 4 controllers, use asyncio.gather to execute 4 calls to self.init_controller:</text:p>
      <text:p text:style-name="Preformatted_20_Text"/>
      <text:p text:style-name="Preformatted_20_Text"><text:s text:c="4"/>await asyncio.gather(\</text:p>
      <text:p text:style-name="Preformatted_20_Text"><text:s text:c="9"/>(self.init_controller(ls4_cam, hold_timing=False, reboot = False)</text:p>
      <text:p text:style-name="P4"><text:s text:c="9"/>for ls4_cam in self.ls4_list))</text:p>
      <text:p text:style-name="P7"><text:soft-page-break/>4. Synchronized operation (conf<text:span text:style-name="T4">ig</text:span>uration and readout) of the 4 controllers</text:p>
      <text:p text:style-name="P6"/>
      <text:p text:style-name="P6"><text:s text:c="3"/>Synchronized configuration is usually not needed. The functions that write parameters <text:span text:style-name="T4">to the controllers </text:span>do not have to do so simultan<text:span text:style-name="T4">e</text:span>ously. However, the commands to start a readout need to be simultaneous, and the timing code run by the controllers during exposure and readout need<text:span text:style-name="T4">d</text:span> to be synchronized.</text:p>
      <text:p text:style-name="P6"/>
      <text:p text:style-name="Preformatted_20_Text"><text:s text:c="3"/>Read the Archon manual to understand better how to synchronize readout.</text:p>
      <text:p text:style-name="Preformatted_20_Text"/>
      <text:p text:style-name="Preformatted_20_Text"><text:s text:c="3"/>ls4_control uses the "send_command" function (see LS4_Controller class) to send a command to the Archon controllers so that they execute the command synchronously. This will normally be executed by four threads at the same time, using the asyncio.gather() function discussed above.</text:p>
      <text:p text:style-name="Preformatted_20_Text"/>
      <text:p text:style-name="Preformatted_20_Text"><text:s text:c="3"/>The send_command routine is defined as follows. <text:span text:style-name="T4">Within the routine, the timing of the executed operations depends on which controller is being commanded. One of the controllers is labeled the “leader”. It is the controller that provides a sync-clock to all the other controllers (each are labeled “follower”). </text:span><text:span text:style-name="T5">The leader instance of the code will first prepare all the follower instances send a command and wait until they are ready. When the leader then sends the command, the followers will execute the same command at exactly the same time (same clock cycle).</text:span></text:p>
      <text:p text:style-name="Preformatted_20_Text"/>
      <text:p text:style-name="Preformatted_20_Text"><text:s text:c="4"/>async def send_command(</text:p>
      <text:p text:style-name="Preformatted_20_Text"><text:s text:c="8"/>self,</text:p>
      <text:p text:style-name="Preformatted_20_Text"><text:s text:c="8"/>command_string: str,</text:p>
      <text:p text:style-name="Preformatted_20_Text"><text:s text:c="8"/>command_id: Optional[int] = None,</text:p>
      <text:p text:style-name="Preformatted_20_Text"><text:s text:c="8"/>sync_flag: bool | None = None,</text:p>
      <text:p text:style-name="Preformatted_20_Text"><text:s text:c="8"/>**kwargs,</text:p>
      <text:p text:style-name="Preformatted_20_Text"><text:s text:c="4"/>) -&gt; ArchonCommand:</text:p>
      <text:p text:style-name="Preformatted_20_Text"/>
      <text:p text:style-name="Preformatted_20_Text"/>
      <text:p text:style-name="Preformatted_20_Text"><text:s text:c="6"/>#First prepare an instance of the ArchonCommand class using the </text:p>
      <text:p text:style-name="Preformatted_20_Text"><text:s text:c="6"/>command_string passes to send_command.</text:p>
      <text:p text:style-name="Preformatted_20_Text"/>
      <text:p text:style-name="Preformatted_20_Text"><text:s text:c="6"/>command = ArchonCommand(</text:p>
      <text:p text:style-name="Preformatted_20_Text"><text:s text:c="14"/>command_string,</text:p>
      <text:p text:style-name="Preformatted_20_Text"><text:s text:c="14"/>command_id,</text:p>
      <text:p text:style-name="Preformatted_20_Text"><text:s text:c="14"/>controller=self,</text:p>
      <text:p text:style-name="Preformatted_20_Text"><text:s text:c="14"/>fake=self.fake_controller,</text:p>
      <text:p text:style-name="Preformatted_20_Text"><text:s text:c="14"/>**kwargs,</text:p>
      <text:p text:style-name="Preformatted_20_Text"><text:s text:c="6"/>)</text:p>
      <text:p text:style-name="Preformatted_20_Text"/>
      <text:p text:style-name="Preformatted_20_Text"><text:s text:c="6"/># Now prepare the controllers to execute the command:</text:p>
      <text:p text:style-name="Preformatted_20_Text"/>
      <text:p text:style-name="Preformatted_20_Text"><text:s text:c="6"/>if sync_flag:</text:p>
      <text:p text:style-name="Preformatted_20_Text"><text:s text:c="8"/>await self.ls4_sync_io.sync_prepare(param_args=None,\</text:p>
      <text:p text:style-name="Preformatted_20_Text"><text:s text:c="10"/>command_args={'command_string':command_string,</text:p>
      <text:p text:style-name="Preformatted_20_Text"><text:s text:c="10"/>'command_id':command_id})</text:p>
      <text:p text:style-name="Preformatted_20_Text"/>
      <text:p text:style-name="Preformatted_20_Text"><text:s text:c="6"/># The threads that are sending a command to the follower</text:p>
      <text:p text:style-name="P4"><text:s text:c="6"/># controllers (those <text:span text:style-name="T4">controllers </text:span>that receive the sync clock </text:p>
      <text:p text:style-name="P5"><text:s text:c="6"/><text:span text:style-name="T4"># </text:span>provided by the lead controller ) <text:span text:style-name="T5">execute a </text:span>write the command </text:p>
      <text:p text:style-name="P5"><text:s text:c="6"/><text:span text:style-name="T5"># </text:span>to the respective controller here. <text:span text:style-name="T5">However, these controllers</text:span></text:p>
      <text:p text:style-name="P5"><text:s text:c="6"/><text:span text:style-name="T5"># do not execute the command until the lead thread writes the</text:span></text:p>
      <text:p text:style-name="P5"><text:span text:style-name="T5"><text:s text:c="6"/># command to thelead controller. That occurs afterwards.</text:span></text:p>
      <text:p text:style-name="Preformatted_20_Text"><text:s text:c="11"/></text:p>
      <text:p text:style-name="Preformatted_20_Text"><text:s text:c="6"/>if not self.ls4_sync_io.leader:</text:p>
      <text:p text:style-name="Preformatted_20_Text"><text:s text:c="12"/>self.write(command.raw)</text:p>
      <text:p text:style-name="Preformatted_20_Text"><text:soft-page-break/></text:p>
      <text:p text:style-name="Preformatted_20_Text"><text:s text:c="6"/># Now the <text:span text:style-name="T5">follower </text:span>threads check in with the lead <text:span text:style-name="T5">thread</text:span> to</text:p>
      <text:p text:style-name="P5"><text:s text:c="6"/># signal they are ready <text:span text:style-name="T5">(ls4_sync_io.sync_update)</text:span>. <text:span text:style-name="T5">Th</text:span>e lead </text:p>
      <text:p text:style-name="P5"><text:s text:c="6"/><text:span text:style-name="T5"># thread</text:span> waits for <text:span text:style-name="T5">these </text:span>update<text:span text:style-name="T5">s</text:span>.</text:p>
      <text:p text:style-name="Preformatted_20_Text"/>
      <text:p text:style-name="Preformatted_20_Text"><text:s text:c="6"/>try:</text:p>
      <text:p text:style-name="Preformatted_20_Text"><text:s text:c="11"/>await self.ls4_sync_io.sync_update(command_flag=True)</text:p>
      <text:p text:style-name="Preformatted_20_Text"><text:s text:c="6"/>except Exception as e:</text:p>
      <text:p text:style-name="Preformatted_20_Text"><text:s text:c="11"/>error_msg = "Exception updating sync: %s" % e</text:p>
      <text:p text:style-name="Preformatted_20_Text"><text:s/></text:p>
      <text:p text:style-name="Preformatted_20_Text"><text:s text:c="6"/># Finally the lead thread writes the command </text:p>
      <text:p text:style-name="Preformatted_20_Text"><text:s text:c="6"/># to the lead controller. <text:span text:style-name="T5">Aferwards, it verifies that the</text:span></text:p>
      <text:p text:style-name="Preformatted_20_Text"><text:s text:c="6"/><text:span text:style-name="T5"># follower threads are still synchronized with the leader</text:span></text:p>
      <text:p text:style-name="Preformatted_20_Text"><text:s text:c="5"/></text:p>
      <text:p text:style-name="Preformatted_20_Text"/>
      <text:p text:style-name="Preformatted_20_Text"><text:s text:c="6"/>if self.ls4_sync_io.leader and not error_msg:</text:p>
      <text:p text:style-name="Preformatted_20_Text"><text:s text:c="11"/>self.write(command.raw)</text:p>
      <text:p text:style-name="Preformatted_20_Text"/>
      <text:p text:style-name="Preformatted_20_Text"><text:s text:c="6"/>if not error_msg:</text:p>
      <text:p text:style-name="Preformatted_20_Text"><text:s text:c="11"/>self.debug("%s: verifying sync" % prefix)</text:p>
      <text:p text:style-name="Preformatted_20_Text"><text:s text:c="11"/>try:</text:p>
      <text:p text:style-name="Preformatted_20_Text"><text:s text:c="14"/>await self.ls4_sync_io.sync_verify(command_flag=True)</text:p>
      <text:p text:style-name="Preformatted_20_Text"><text:s text:c="11"/>except Exception as e:</text:p>
      <text:p text:style-name="Preformatted_20_Text"><text:s text:c="14"/>error_msg = "Exception verifying sync: %s" % e</text:p>
      <text:p text:style-name="Preformatted_20_Text"/>
      <text:p text:style-name="Preformatted_20_Text"><text:s text:c="6"/>if error_msg is not None:</text:p>
      <text:p text:style-name="Preformatted_20_Text"><text:s text:c="11"/>self.error("%s: %s" % (prefix,error_msg))</text:p>
      <text:p text:style-name="Preformatted_20_Text"><text:s text:c="11"/>raise LS4ControllerError(\</text:p>
      <text:p text:style-name="Preformatted_20_Text"><text:s text:c="14"/>f"Failed running {command_string}: %s" % error_msg)</text:p>
      <text:p text:style-name="Preformatted_20_Text"/>
      <text:p text:style-name="Preformatted_20_Text"><text:s text:c="6"/>return command</text:p>
      <text:p text:style-name="Preformatted_20_Text"/>
      <text:p text:style-name="Preformatted_20_Text"><text:s text:c="4"/></text:p>
      <text:p text:style-name="Preformatted_20_Text"><text:s text:c="2"/></text:p>
      <text:p text:style-name="Preformatted_20_Text"/>
      <text:p text:style-name="Preformatted_20_Text"/>
      <text:p text:style-name="Preformatted_20_Text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6T10:46:41.754206769</dc:date>
    <meta:editing-duration>PT1M24S</meta:editing-duration>
    <meta:editing-cycles>1</meta:editing-cycles>
    <meta:document-statistic meta:table-count="0" meta:image-count="0" meta:object-count="0" meta:page-count="3" meta:paragraph-count="96" meta:word-count="669" meta:character-count="5505" meta:non-whitespace-character-count="4285"/>
    <meta:generator>LibreOffice/7.1.8.1$Linux_X86_64 LibreOffice_project/10$Build-1</meta:generator>
  </office:meta>
</office:document-meta>
</file>